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f61" officeooo:paragraph-rsid="000d2f61"/>
    </style:style>
    <style:style style:name="P2" style:family="paragraph" style:parent-style-name="Standard">
      <style:paragraph-properties fo:text-align="justify" style:justify-single-word="false"/>
      <style:text-properties officeooo:rsid="000d2f61" officeooo:paragraph-rsid="000d2f61"/>
    </style:style>
    <style:style style:name="P3" style:family="paragraph" style:parent-style-name="Standard">
      <style:paragraph-properties fo:text-align="justify" style:justify-single-word="false"/>
      <style:text-properties officeooo:paragraph-rsid="000d2f61"/>
    </style:style>
    <style:style style:name="P4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5in" style:auto-text-indent="false" fo:background-color="transparent"/>
      <style:text-properties officeooo:rsid="000d2f61" officeooo:paragraph-rsid="000d2f61"/>
    </style:style>
    <style:style style:name="P5" style:family="paragraph" style:parent-style-name="Standard">
      <loext:graphic-properties draw:fill="none"/>
      <style:paragraph-properties fo:margin-left="0.5in" fo:margin-right="0in" fo:text-align="justify" style:justify-single-word="false" fo:text-indent="-0.5in" style:auto-text-indent="false" fo:background-color="transparent"/>
      <style:text-properties officeooo:rsid="000d2f61" officeooo:paragraph-rsid="000d2f61"/>
    </style:style>
    <style:style style:name="P6" style:family="paragraph" style:parent-style-name="Standard">
      <loext:graphic-properties draw:fill="none"/>
      <style:paragraph-properties fo:margin-left="0.5in" fo:margin-right="0in" fo:text-align="end" style:justify-single-word="false" fo:text-indent="-0.5in" style:auto-text-indent="false" fo:background-color="transparent"/>
      <style:text-properties officeooo:rsid="000d2f61" officeooo:paragraph-rsid="000d2f61"/>
    </style:style>
    <style:style style:name="P7" style:family="paragraph" style:parent-style-name="Standard">
      <loext:graphic-properties draw:fill="none"/>
      <style:paragraph-properties fo:margin-left="0.5in" fo:margin-right="0in" fo:text-align="end" style:justify-single-word="false" fo:text-indent="-0.5in" style:auto-text-indent="false" fo:background-color="transparent"/>
      <style:text-properties officeooo:rsid="000ea905" officeooo:paragraph-rsid="000ea905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/>
      <style:text-properties officeooo:rsid="000d2f61" officeooo:paragraph-rsid="000d2f61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rsid="000d2f61" officeooo:paragraph-rsid="000d2f61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officeooo:rsid="000d2f61" officeooo:paragraph-rsid="000d2f61"/>
    </style:style>
    <style:style style:name="T1" style:family="text">
      <style:text-properties officeooo:rsid="000d2f61"/>
    </style:style>
    <style:style style:name="T2" style:family="text">
      <style:text-properties fo:font-variant="normal" fo:text-transform="none" fo:color="#303030" style:font-name="Open Sans" fo:font-size="9.75pt" fo:letter-spacing="normal" fo:font-style="normal" fo:font-weight="normal" officeooo:rsid="000d2f61"/>
    </style:style>
    <style:style style:name="T3" style:family="text">
      <style:text-properties fo:font-variant="normal" fo:text-transform="none" fo:color="#303030" style:font-name="Liberation Serif" fo:font-size="9.75pt" fo:letter-spacing="normal" fo:font-style="normal" fo:font-weight="normal" officeooo:rsid="000d2f61"/>
    </style:style>
    <style:style style:name="T4" style:family="text">
      <style:text-properties fo:font-variant="normal" fo:text-transform="none" fo:color="#303030" style:font-name="Liberation Serif" fo:font-size="12pt" fo:letter-spacing="normal" fo:font-style="normal" fo:font-weight="normal" officeooo:rsid="000d2f61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d2f61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AT PERNYATAAN</text:p>
      <text:p text:style-name="P2"/>
      <text:p text:style-name="P2">Yang bertanda tangan dibawah ini:</text:p>
      <text:p text:style-name="P2">Nomor KTP<text:tab/><text:tab/><text:tab/>: 3175010701940004</text:p>
      <text:p text:style-name="P2">Nama<text:tab/><text:tab/><text:tab/><text:tab/>: Miftah Faris</text:p>
      <text:p text:style-name="P2">Tempat, Tanggal Lahir<text:tab/>: Jakarta, 07 Januari 1994</text:p>
      <text:p text:style-name="P2">Jenis Kelamin<text:tab/><text:tab/><text:tab/>: Pria</text:p>
      <text:p text:style-name="P2">Pendidikan<text:tab/><text:tab/><text:tab/>: S1 – Teknik Informatika</text:p>
      <text:p text:style-name="P3"><text:span text:style-name="T1">Jabatan yang dilamar<text:tab/><text:tab/>: </text:span><text:span text:style-name="T5">Kedeputian Bidang Monev Dan Pengembangan SI, Direktorat <text:tab/><text:tab/><text:tab/><text:tab/><text:tab/>Pengembangan Sistem Pengadaan Secara Elektronik, Subdirektorat <text:tab/><text:tab/><text:tab/><text:tab/>Pengembangan Aplikasi dan Teknologi Informasi, Seksi <text:tab/><text:tab/><text:tab/><text:tab/><text:tab/><text:tab/>Pengembangan Aplikasi SPSE</text:span></text:p>
      <text:p text:style-name="P2">Agama<text:tab/><text:tab/><text:tab/><text:tab/>: Islam</text:p>
      <text:p text:style-name="P2">Alamat<text:tab/><text:tab/><text:tab/><text:tab/>: Jl. Pisangan Baru Tengah No. 26B RT001/RW012 Kelurahan <text:tab/><text:tab/><text:tab/><text:tab/><text:tab/>Pisangan Baru Kecamatan Matraman Kota Jakarta Timur DKI Jakarta</text:p>
      <text:p text:style-name="P2"/>
      <text:p text:style-name="P2">Merupakan Calan Pegawai Negeri Sipil di lingkungan Lembaga Kebijakan Pengadaan Barang/Jasa Pemerintah Tahun Anggaran 2019, menyatakan dengan penuh kesadaran dan tanpa paksaan dari pihak siapapun dan manapun, bahwa saya:</text:p>
      <text:p text:style-name="P2"/>
      <text:list xml:id="list935824477" text:style-name="L1">
        <text:list-item>
          <text:p text:style-name="P8">Warga Negara Indonesia yang bertakwa kepada Tuhan Yang Maha esa, setia dan taat kepada Pancasila, UUD 1945 dan Negara Kesatuan Republik Indonesia;</text:p>
        </text:list-item>
        <text:list-item>
          <text:p text:style-name="P4">Memiliki Karakteristik Pribadi selaku penyelenggara Pelayanan Publik;</text:p>
        </text:list-item>
        <text:list-item>
          <text:p text:style-name="P4">Mampu berperan sebagai perekat Negara Kesatuan Republik Indonesia;</text:p>
        </text:list-item>
        <text:list-item>
          <text:p text:style-name="P4">Tidak pernah dipidanan dengan pidana penjara 2 (dua) tahun atau lebih berdasarkan putusan pengadilan yang telah mempunyai kekuatan hukum yang tetap;</text:p>
        </text:list-item>
        <text:list-item>
          <text:p text:style-name="P4">Tidak pernah diberhentikan dengan hormat tidak atas permintaan sendiri/tidak dengan hormat sebagai PNS, anggota TNI/POLRI, Pegawai BUMN/BUMD atau diberhentikan tidak dengan hormat sebagai pegawai swasta;</text:p>
        </text:list-item>
        <text:list-item>
          <text:p text:style-name="P4">Tidak berkedudukan sebagai CPNS/PNS/Prajurit TNI/Anggota Polri atau Siswa Sekolah Ikatan Dinas Pemerintah;</text:p>
        </text:list-item>
        <text:list-item>
          <text:p text:style-name="P4">Tidak menjadi anggota atau pengurus partai politik atau terlibat politik praktis;</text:p>
        </text:list-item>
        <text:list-item>
          <text:p text:style-name="P4">Memiliki kualifikasi pendidikan sesuai dengan persyaratan jabatan yang dilamar;</text:p>
        </text:list-item>
        <text:list-item>
          <text:p text:style-name="P4">Sehat jasmani dan rohani (Dibuktikan dengan Surat Keterangan Sehat Jasmani dari dokter Rumah Sakit Pemerintah/Puskesmas dan Surat Keterangan sehat mental dari dokter spesialis jiwa Rumah Sakit pemerintah yang masih berlaku, dan wajib dilengakapi setelah peserta dinyatakan lulus pada pengumuman kelulusan akhir seleksi CPNS ini);</text:p>
        </text:list-item>
        <text:list-item>
          <text:p text:style-name="P4">Bersedia ditempatkan pada Unit Kerja mana saja;</text:p>
        </text:list-item>
        <text:list-item>
          <text:p text:style-name="P4">Bersedia menerima sanksi tidak boleh mendaftar pada penerimaan CPNS untuk periode berikutnya, apabila mengundurkan diri setelah dinyatakan lulus tahap akhir seleksi dan mendapat persetujuan NIP;</text:p>
        </text:list-item>
        <text:list-item>
          <text:p text:style-name="P4">Bersedia mengabdi pada Lembaga Kebijakan Pengadaan Barang/Jasa Pemerintah dan tidak mengajukan pindah dengan alasan apapun sekurang-kurangnya selama 10 (sepuluh) tahun sejak TMT PNS;</text:p>
        </text:list-item>
        <text:list-item>
          <text:p text:style-name="P4">Tidak memiliki ketergantungan terhadap narkotika dan obat-obatan terlarang atau sejenisnya (Dibuktikan dengan Surat Keterangan Bebas Narkoba/NAPZA dari Rumah Sakit Pemerintah yang masih berlaku, dan wajib dilengkapi setelah peserta dinyatakan lulus pada pengumuman kelulusan akhir seleksi CPNS ini).</text:p>
        </text:list-item>
      </text:list>
      <text:p text:style-name="P5"/>
      <text:p text:style-name="P9"/>
      <text:p text:style-name="P10">Demikian surat pernyataan ini dibuat dengan sesungguhnya, apabila dikemudian hari ditemukan data yang tidak benar, maka saya menerima keputusan panitia membatalkan keikutsertaan/kelulusan saya pada seleksi Calon Pegawai Negeri Sipil di lingkungan Lembaga Kebijakan Pengadaan Barang/Jasa Pemerintah Tahun Anggaran 2019. Atas perhatiannya diucapkan terima kasih.</text:p>
      <text:p text:style-name="P5"/>
      <text:p text:style-name="P6">Jakarta, 25 November 2019</text:p>
      <text:p text:style-name="P6"/>
      <text:p text:style-name="P7">Hormat Saya,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iftah Fari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50:22.922500965</meta:creation-date>
    <dc:date>2019-11-25T20:12:57.906245813</dc:date>
    <meta:editing-duration>PT5S</meta:editing-duration>
    <meta:editing-cycles>1</meta:editing-cycles>
    <meta:document-statistic meta:table-count="0" meta:image-count="0" meta:object-count="0" meta:page-count="2" meta:paragraph-count="28" meta:word-count="425" meta:character-count="3204" meta:non-whitespace-character-count="2783"/>
    <meta:generator>LibreOffice/6.0.7.3$Linux_X86_64 LibreOffice_project/00m0$Build-3</meta:generator>
  </office:meta>
</office:document-meta>
</file>